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2.314cm"/>
    </style:style>
    <style:style style:name="co26" style:family="table-column">
      <style:table-column-properties fo:break-before="auto" style:column-width="1.397cm"/>
    </style:style>
    <style:style style:name="co27" style:family="table-column">
      <style:table-column-properties fo:break-before="auto" style:column-width="12.617cm"/>
    </style:style>
    <style:style style:name="co28" style:family="table-column">
      <style:table-column-properties fo:break-before="auto" style:column-width="5.699cm"/>
    </style:style>
    <style:style style:name="co29" style:family="table-column">
      <style:table-column-properties fo:break-before="auto" style:column-width="9.894cm"/>
    </style:style>
    <style:style style:name="co30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7" style:family="table-cell" style:parent-style-name="Default" style:data-style-name="N1"/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10-21T18:00:00" calcext:value-type="date">
            <text:p>2022-10-21T18:00</text:p>
          </table:table-cell>
          <table:table-cell office:value-type="date" office:date-value="2022-10-21T19:00:00" calcext:value-type="date">
            <text:p>2022-10-21T19:00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Country Hills Community Centre, 100 Rittenhouse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10-22T11:00:00" calcext:value-type="date">
            <text:p>2022-10-22T11:00</text:p>
          </table:table-cell>
          <table:table-cell office:value-type="date" office:date-value="2022-10-22T11:45:00" calcext:value-type="date">
            <text:p>2022-10-22T11:45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Victoria Hills Community Centre, 10 Chopin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<text:a xlink:href="https://www.therecord.com/local-waterloo/news/municipal-election/2022/09/23/waterloo-votes-chantal-huinink-region-of-waterloo-council-candidate.html" xlink:type="simple">https://www.therecord.com/local-waterloo/news/municipal-election/2022/09/23/waterloo-votes-chantal-huinink-region-of-waterloo-council-candidate.html</text:a>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<text:a xlink:href="https://www.therecord.com/local-cambridge/news/municipal-election/2022/09/23/cambridge-votes-crystal-whetham-regional-council-candidate.html" xlink:type="simple">https://www.therecord.com/local-cambridge/news/municipal-election/2022/09/23/cambridge-votes-crystal-whetham-regional-council-candidate.html</text:a>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yourlocaltrades.ca/election-2022/</text:p>
          </table:table-cell>
          <table:table-cell office:value-type="string" calcext:value-type="string">
            <text:p>Election 2022 Endorsement of Shannon Weber</text:p>
          </table:table-cell>
          <table:table-cell office:value-type="string" calcext:value-type="string">
            <text:p>Waterloo Wellington Dufferin and Grey Building and Construction Trades Council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youtube.com/watch?v=jJrovB3XGxc</text:p>
          </table:table-cell>
          <table:table-cell office:value-type="string" calcext:value-type="string">
            <text:p>WCDSB Kitchener Catholic School Trustee Candidates Meeting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website-grouping-school-board-trustee-beliefs-by-political-stances-under-investigation.html" xlink:type="simple">https://www.therecord.com/news/municipal-election/2022/10/17/website-grouping-school-board-trustee-beliefs-by-political-stances-under-investigation.html</text:a>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5/kitchener-votes-wendy-ashby-waterloo-catholic-district-school-board-candidate.html" xlink:type="simple">https://www.therecord.com/news/municipal-election/2022/10/05/kitchener-votes-wendy-ashby-waterloo-catholic-district-school-board-candidate.html</text:a></text:p>
          </table:table-cell>
          <table:table-cell office:value-type="string" calcext:value-type="string">
            <text:p>KITCHENER VOTES: Wendy Ashby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imone-beaucage-waterloo-catholic-district-school-board-candidate.html</text:p>
          </table:table-cell>
          <table:table-cell office:value-type="string" calcext:value-type="string">
            <text:p>KITCHENER VOTES: Simone Beaucage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3/kitchener-votes-rene-kraft-waterloo-catholic-district-school-board-candidate.html</text:p>
          </table:table-cell>
          <table:table-cell office:value-type="string" calcext:value-type="string">
            <text:p>KITCHENER VOTES: Renée Kraf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5/kitchener-votes-hadembes-yebetit-waterloo-catholic-district-school-board-candidate.html</text:p>
          </table:table-cell>
          <table:table-cell office:value-type="string" calcext:value-type="string">
            <text:p>KITCHENER VOTES: Hadembes Yebeti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barb-chrysler-waterloo-region-district-school-board-candidate.html</text:p>
          </table:table-cell>
          <table:table-cell office:value-type="string" calcext:value-type="string">
            <text:p>KITCHENER VOTES: Barb Chrysler, Waterloo Region District School Board candidate 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claus-drisma-waterloo-region-district-school-board-trustee-candidate.html</text:p>
          </table:table-cell>
          <table:table-cell office:value-type="string" calcext:value-type="string">
            <text:p>KITCHENER VOTES: Claus Dérisma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julia-dunham-waterloo-region-district-school-board-trustee-candidate.html</text:p>
          </table:table-cell>
          <table:table-cell office:value-type="string" calcext:value-type="string">
            <text:p>KITCHENER VOTES: Julia Dunha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avid-kuhn-waterloo-region-district-school-board-trustee-candidate.html</text:p>
          </table:table-cell>
          <table:table-cell office:value-type="string" calcext:value-type="string">
            <text:p>KITCHENER VOTES: David Kuh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christina-meekison-waterloo-region-district-school-board-trustee-candidate.html</text:p>
          </table:table-cell>
          <table:table-cell office:value-type="string" calcext:value-type="string">
            <text:p>KITCHENER VOTES: Christina Meekis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edith-radlein-waterloo-region-district-school-board-trustee-candidate.html</text:p>
          </table:table-cell>
          <table:table-cell office:value-type="string" calcext:value-type="string">
            <text:p>KITCHENER VOTES: Maedith Radlei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ike-ramsay-waterloo-region-district-school-board-trustee-candidate.html</text:p>
          </table:table-cell>
          <table:table-cell office:value-type="string" calcext:value-type="string">
            <text:p>KITCHENER VOTES: Mike Ramsay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natasha-rolleman-waterloo-region-district-school-board-trustee-candidate.html</text:p>
          </table:table-cell>
          <table:table-cell office:value-type="string" calcext:value-type="string">
            <text:p>KITCHENER VOTES: Natasha Rollema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tara-ross-waterloo-region-district-school-board-trustee-candidate.html</text:p>
          </table:table-cell>
          <table:table-cell office:value-type="string" calcext:value-type="string">
            <text:p>KITCHENER VOTES: Tara Ross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laurie-tremble-waterloo-region-district-school-board-candidate.html</text:p>
          </table:table-cell>
          <table:table-cell office:value-type="string" calcext:value-type="string">
            <text:p>KITCHENER VOTES: Laurie Trembl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3/kitchener-votes-meena-waseem-waterloo-region-district-school-board-trustee-candidate.html</text:p>
          </table:table-cell>
          <table:table-cell office:value-type="string" calcext:value-type="string">
            <text:p>KITCHENER VOTES: Meena Wasee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<text:a xlink:href="https://www.therecord.com/news/municipal-election/2022/10/01/kitchener-votes-joanna-weston-waterloo-region-district-school-board-trustee-candidate.html" xlink:type="simple">https://www.therecord.com/news/municipal-election/2022/10/01/kitchener-votes-joanna-weston-waterloo-region-district-school-board-trustee-candidate.html</text:a></text:p>
          </table:table-cell>
          <table:table-cell office:value-type="string" calcext:value-type="string">
            <text:p>KITCHENER VOTES: Joanne West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8/kitchener-votes-jeff-musgrave-waterloo-region-district-school-board-candidate.html" xlink:type="simple">https://www.therecord.com/news/municipal-election/2022/10/18/kitchener-votes-jeff-musgrave-waterloo-region-district-school-board-candidate.html</text:a></text:p>
          </table:table-cell>
          <table:table-cell office:value-type="string" calcext:value-type="string">
            <text:p>KITCHENER VOTES: Jeff Musgrav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narine-dat-sookram-waterloo-regional-chair-candidate.html" xlink:type="simple">https://www.therecord.com/news/municipal-election/2022/10/01/waterloo-region-votes-narine-dat-sookram-waterloo-regional-chair-candidate.html</text:a></text:p>
          </table:table-cell>
          <table:table-cell office:value-type="string" calcext:value-type="string">
            <text:p>WATERLOO REGION VOTES: Narine Dat Sookram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brendon-john-da-costa-waterloo-regional-chair-candidate.html" xlink:type="simple">https://www.therecord.com/news/municipal-election/2022/10/01/waterloo-region-votes-brendon-john-da-costa-waterloo-regional-chair-candidate.html</text:a>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karen-redman-waterloo-regional-chair-candidate.html" xlink:type="simple">https://www.therecord.com/news/municipal-election/2022/10/01/waterloo-region-votes-karen-redman-waterloo-regional-chair-candidate.html</text:a>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7/kitchener-votes-tom-hiller-region-of-waterloo-council-candidate.html" xlink:type="simple">https://www.therecord.com/news/municipal-election/2022/10/17/kitchener-votes-tom-hiller-region-of-waterloo-council-candidate.html</text:a></text:p>
          </table:table-cell>
          <table:table-cell office:value-type="string" calcext:value-type="string">
            <text:p>KITCHENER VOTES: Tom Hiller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therecord.com/news/municipal-election/2022/10/17/kitchener-votes-matt-rodrigues-region-of-waterloo-council-candidate.html</text:p>
          </table:table-cell>
          <table:table-cell office:value-type="string" calcext:value-type="string">
            <text:p>KITCHENER VOTES: Matt Rodrigu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ac-graham-regional-council-candidate.html</text:p>
          </table:table-cell>
          <table:table-cell office:value-type="string" calcext:value-type="string">
            <text:p>KITCHENER VOTES: Mac Graham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joe-gowing-regional-council-candidate.html</text:p>
          </table:table-cell>
          <table:table-cell office:value-type="string" calcext:value-type="string">
            <text:p>KITCHENER VOTES: Joe Gowing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michael-parkinson-regional-council-candidate.html" xlink:type="simple">https://www.therecord.com/news/municipal-election/2022/10/17/kitchener-votes-michael-parkinson-regional-council-candidate.html</text:a></text:p>
          </table:table-cell>
          <table:table-cell office:value-type="string" calcext:value-type="string">
            <text:p>KITCHENER VOTES: Michael Parkinso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colleen-james-regional-council-candidate.html" xlink:type="simple">https://www.therecord.com/news/municipal-election/2022/10/17/kitchener-votes-colleen-james-regional-council-candidate.html</text:a></text:p>
          </table:table-cell>
          <table:table-cell office:value-type="string" calcext:value-type="string">
            <text:p>KITCHENER VOTES: Colleen Jam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ichael-harris-regional-council-candidate.html</text:p>
          </table:table-cell>
          <table:table-cell office:value-type="string" calcext:value-type="string">
            <text:p>KITCHENER VOTES: Michael Harri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kari-williams-regional-council-candidate.html" xlink:type="simple">https://www.therecord.com/news/municipal-election/2022/10/18/kitchener-votes-kari-williams-regional-council-candidate.html</text:a></text:p>
          </table:table-cell>
          <table:table-cell office:value-type="string" calcext:value-type="string">
            <text:p>KITCHENER VOTES: Kari William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mary-henein-thorn-regional-council-candidate.html" xlink:type="simple">https://www.therecord.com/news/municipal-election/2022/10/18/kitchener-votes-mary-henein-thorn-regional-council-candidate.html</text:a></text:p>
          </table:table-cell>
          <table:table-cell office:value-type="string" calcext:value-type="string">
            <text:p>KITCHENER VOTES: Mary Henein Thor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nikantan-nair-mayoral-candidate.html</text:p>
          </table:table-cell>
          <table:table-cell office:value-type="string" calcext:value-type="string">
            <text:p>KITCHENER VOTES: Manikantan Nair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erry-vrbanovic-mayoral-candidate.html</text:p>
          </table:table-cell>
          <table:table-cell office:value-type="string" calcext:value-type="string">
            <text:p>KITCHENER VOTES: Berry Vrbanovic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val-neekman-mayoral-candidate.html</text:p>
          </table:table-cell>
          <table:table-cell office:value-type="string" calcext:value-type="string">
            <text:p>KITCHENER VOTES: Val Neekman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cott-davey-ward-1-candidate.html</text:p>
          </table:table-cell>
          <table:table-cell office:value-type="string" calcext:value-type="string">
            <text:p>KITCHENER VOTES: Scott Davey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an-becirevic-ward-1-candidate.html</text:p>
          </table:table-cell>
          <table:table-cell office:value-type="string" calcext:value-type="string">
            <text:p>KITCHENER VOTES: Alan Becirevic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imon-guthrie-ward-1-candidate.html</text:p>
          </table:table-cell>
          <table:table-cell office:value-type="string" calcext:value-type="string">
            <text:p>KITCHENER VOTES: Simon Guthrie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ave-schnider-ward-2-candidate.html</text:p>
          </table:table-cell>
          <table:table-cell office:value-type="string" calcext:value-type="string">
            <text:p>KITCHENER VOTES: Dave Schnider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errick-rabethge-ward-2-councillor-candidate.html</text:p>
          </table:table-cell>
          <table:table-cell office:value-type="string" calcext:value-type="string">
            <text:p>KITCHENER VOTES: Derrick Rabethge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rosanne-berwick-ward-3-candidate.html</text:p>
          </table:table-cell>
          <table:table-cell office:value-type="string" calcext:value-type="string">
            <text:p>KITCHENER VOTES: Rosanne Berwick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ason-deneault-ward-3-candidate.html</text:p>
          </table:table-cell>
          <table:table-cell office:value-type="string" calcext:value-type="string">
            <text:p>KITCHENER VOTES: Jason Deneault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ryan-richardson-ward-3-candidate.html</text:p>
          </table:table-cell>
          <table:table-cell office:value-type="string" calcext:value-type="string">
            <text:p>KITCHENER VOTES: Bryan Richardso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rijo-howard-ward-3-candidate.html</text:p>
          </table:table-cell>
          <table:table-cell office:value-type="string" calcext:value-type="string">
            <text:p>KITCHENER VOTES: Marijo Howard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tthew-griffin-ward-3-candidate.html</text:p>
          </table:table-cell>
          <table:table-cell office:value-type="string" calcext:value-type="string">
            <text:p>KITCHENER VOTES: Matthew Griff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evon-harnarain-ward-3-candidate.html</text:p>
          </table:table-cell>
          <table:table-cell office:value-type="string" calcext:value-type="string">
            <text:p>KITCHENER VOTES: Devon Harnara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i-akbar-ward-4-candidate.html</text:p>
          </table:table-cell>
          <table:table-cell office:value-type="string" calcext:value-type="string">
            <text:p>KITCHENER VOTES: Ali Akbar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ohn-vandonk-ward-4-candidate.html</text:p>
          </table:table-cell>
          <table:table-cell office:value-type="string" calcext:value-type="string">
            <text:p>KITCHENER VOTES: John Vandonk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christine-michaud-ward-4-candidate.html</text:p>
          </table:table-cell>
          <table:table-cell office:value-type="string" calcext:value-type="string">
            <text:p>KITCHENER VOTES: Christine Michaud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yo-owodunni-ward-5-candidate.html</text:p>
          </table:table-cell>
          <table:table-cell office:value-type="string" calcext:value-type="string">
            <text:p>KITCHENER VOTES: Ayo Owodunn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farah-muhammad-ward-5-candidate.html</text:p>
          </table:table-cell>
          <table:table-cell office:value-type="string" calcext:value-type="string">
            <text:p>KITCHENER VOTES: Farah Muhammad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jon-massimi-ward-5-candidate.html</text:p>
          </table:table-cell>
          <table:table-cell office:value-type="string" calcext:value-type="string">
            <text:p>KITCHENER VOTES: Jon Massim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paul-singh-ward-6-candidate.html</text:p>
          </table:table-cell>
          <table:table-cell office:value-type="string" calcext:value-type="string">
            <text:p>KITCHENER VOTES: Paul Singh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nwar-arkani-ward-6-candidate.html</text:p>
          </table:table-cell>
          <table:table-cell office:value-type="string" calcext:value-type="string">
            <text:p>KITCHENER VOTES: Anwar Arkani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kevin-mccrea-ward-7-candidate.html</text:p>
          </table:table-cell>
          <table:table-cell office:value-type="string" calcext:value-type="string">
            <text:p>KITCHENER VOTES: Kevin McCrea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colin-maley-ward-7-candidate.html" xlink:type="simple">https://www.therecord.com/news/municipal-election/2022/10/01/kitchener-votes-colin-maley-ward-7-candidate.html</text:a></text:p>
          </table:table-cell>
          <table:table-cell office:value-type="string" calcext:value-type="string">
            <text:p>KITCHENER VOTES: Colin Maley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bill-ioannidis-ward-6-candidate.html" xlink:type="simple">https://www.therecord.com/news/municipal-election/2022/10/01/kitchener-votes-bill-ioannidis-ward-6-candidate.html</text:a></text:p>
          </table:table-cell>
          <table:table-cell office:value-type="string" calcext:value-type="string">
            <text:p>KITCHENER VOTES: Bill Ioannidis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margaret-johnston-ward-8-candidate.html</text:p>
          </table:table-cell>
          <table:table-cell office:value-type="string" calcext:value-type="string">
            <text:p>KITCHENER VOTES: Margaret Johnston, Ward 8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8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ebbie-chapman-ward-9-candidate.html</text:p>
          </table:table-cell>
          <table:table-cell office:value-type="string" calcext:value-type="string">
            <text:p>KITCHENER VOTES: Debbie Chap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07/kitchener-votes-david-redman-ward-9-candidate.html</text:p>
          </table:table-cell>
          <table:table-cell office:value-type="string" calcext:value-type="string">
            <text:p>KITCHENER VOTES: David Red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brooklin-wallis-ward-9-candidate.html</text:p>
          </table:table-cell>
          <table:table-cell office:value-type="string" calcext:value-type="string">
            <text:p>KITCHENER VOTES: Brooklin Wallis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lana-hiscock-ward-10-candidate.html</text:p>
          </table:table-cell>
          <table:table-cell office:value-type="string" calcext:value-type="string">
            <text:p>KITCHENER VOTES: Lana Hiscock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islinn-clancy-ward-10-candidate.html</text:p>
          </table:table-cell>
          <table:table-cell office:value-type="string" calcext:value-type="string">
            <text:p>KITCHENER VOTES: Aislinn Clancy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peter-davis-is-running-for-a-ward-10-councillor-seat-in-the-city-of-kitchener.html</text:p>
          </table:table-cell>
          <table:table-cell office:value-type="string" calcext:value-type="string">
            <text:p>KITCHENER VOTES: Peter Davis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tephanie-stretch-ward-10-candidate.html</text:p>
          </table:table-cell>
          <table:table-cell office:value-type="string" calcext:value-type="string">
            <text:p>KITCHENER VOTES: Stephanie Stretch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news/municipal-election/2022/10/01/kitchener-votes-phong-tran-ward-10-candidate.html</text:p>
          </table:table-cell>
          <table:table-cell office:value-type="string" calcext:value-type="string">
            <text:p>KITCHENER VOTES: Phong Tran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aniel-j-fife-ward-10-candidate.html</text:p>
          </table:table-cell>
          <table:table-cell office:value-type="string" calcext:value-type="string">
            <text:p>KITCHENER VOTES: Daniel J. Fife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waterloo/comments/y6w98o/im_james_ball_running_for_regional_council_in/</text:p>
          </table:table-cell>
          <table:table-cell office:value-type="string" calcext:value-type="string">
            <text:p>James Ball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kitchener.citynews.ca/local-news/thousands-of-voters-take-advantage-of-advanced-polls-in-k-w-5968885</text:p>
          </table:table-cell>
          <table:table-cell office:value-type="string" calcext:value-type="string">
            <text:p>Thousands of voters take advantage of advanced polls in K-W</text:p>
          </table:table-cell>
          <table:table-cell office:value-type="string" calcext:value-type="string">
            <text:p>City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wOypzMllpfk</text:p>
          </table:table-cell>
          <table:table-cell office:value-type="string" calcext:value-type="string">
            <text:p>Breslau Ward 3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lrxW3CxOeSU</text:p>
          </table:table-cell>
          <table:table-cell office:value-type="string" calcext:value-type="string">
            <text:p>Breslau Ward 3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HLEd57_dYEs</text:p>
          </table:table-cell>
          <table:table-cell office:value-type="string" calcext:value-type="string">
            <text:p>Breslau Mayor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qF_T0jwLLng</text:p>
          </table:table-cell>
          <table:table-cell office:value-type="string" calcext:value-type="string">
            <text:p>Breslau Mayor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facebook.com/NewHamburgBoT/videos/844639710224881/</text:p>
          </table:table-cell>
          <table:table-cell office:value-type="string" calcext:value-type="string">
            <text:p>Wilmot Ward 4 and Mayor Debate Recording</text:p>
          </table:table-cell>
          <table:table-cell office:value-type="string" calcext:value-type="string">
            <text:p>New Hamburg Board of Trade</text:p>
          </table:table-cell>
          <table:table-cell office:value-type="string" calcext:value-type="string">
            <text:p>Wilmot-Ward-04, 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kitchener/comments/y6tt1q/ok_who_is_the_candidate_with_the_weird_mask_and/</text:p>
          </table:table-cell>
          <table:table-cell office:value-type="string" calcext:value-type="string">
            <text:p>Ok who is the candidate with the weird mask and are there photos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old.reddit.com/r/kitchener/comments/y7qsyl/in_yesterdays_mail/</text:p>
          </table:table-cell>
          <table:table-cell office:value-type="string" calcext:value-type="string">
            <text:p>In yesterday's mail.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2022-municipal-election-news/local-campaigns-under-investigation-for-violating-elections-act-5979095</text:p>
          </table:table-cell>
          <table:table-cell office:value-type="string" calcext:value-type="string">
            <text:p>Local campaigns under investigation for violating Elections Act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therecord.com/news/municipal-election/2022/10/19/advance-voting-rises-in-kitchener-and-waterloo-but-does-this-really-mean-voters-are-more-interested.html</text:p>
          </table:table-cell>
          <table:table-cell office:value-type="string" calcext:value-type="string">
            <text:p>Advance voting rises in Kitchener and Waterloo, but does this really mean voters are more interested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kitchener-voting-disabilities-concerns-1.6620262</text:p>
          </table:table-cell>
          <table:table-cell office:value-type="string" calcext:value-type="string">
            <text:p>Kitchener man concerned city didn't fully consider voters with disabilities in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region-of-waterloo-chair-candidates-panel-2022-1.6620671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regional-chair-candidate-s-share-ideas-for-tackling-homelessness-1.6114587</text:p>
          </table:table-cell>
          <table:table-cell office:value-type="string" calcext:value-type="string">
            <text:p>Here's where the candidates for Region of Waterloo chair stand on addressing homelessnes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big-decision-ahead-for-cambridge-voters-1.6114821</text:p>
          </table:table-cell>
          <table:table-cell office:value-type="string" calcext:value-type="string">
            <text:p>Big decision ahead for Cambridge vote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kitchener.ctvnews.ca/the-latest-battleground-in-culture-wars-school-board-trustee-vote-taking-a-political-tone-1.6116634</text:p>
          </table:table-cell>
          <table:table-cell office:value-type="string" calcext:value-type="string">
            <text:p>'The latest battleground in culture wars': School board trustee vote taking a political ton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cbc.ca/news/canada/kitchener-waterloo/waterloo-region-high-school-students-municipal-election-1.6617067</text:p>
          </table:table-cell>
          <table:table-cell office:value-type="string" calcext:value-type="string">
            <text:p>These high school students say municipal politicians should talk to young people mo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PnojTijDr1Q</text:p>
          </table:table-cell>
          <table:table-cell office:value-type="string" calcext:value-type="string">
            <text:p>Cody Botelho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6820/2022-ontario-municipal-election-meet-the-kitchener-ward-9-council-candidates/</text:p>
          </table:table-cell>
          <table:table-cell office:value-type="string" calcext:value-type="string">
            <text:p>2022 Ontario municipal election: Meet the Kitchener Ward 9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4927/2022-ontario-municipal-election-waterloo-ward-4-council-candidates/</text:p>
          </table:table-cell>
          <table:table-cell office:value-type="string" calcext:value-type="string">
            <text:p>2022 Ontario municipal election: Meet the Waterloo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019/2022-ontario-municipal-election-waterloo-ward-2-council-candidates/</text:p>
          </table:table-cell>
          <table:table-cell office:value-type="string" calcext:value-type="string">
            <text:p>2022 Ontario municipal election: Meet the Waterloo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176/2022-ontario-municipal-election-kitchener-ward-8-council-candidates/</text:p>
          </table:table-cell>
          <table:table-cell office:value-type="string" calcext:value-type="string">
            <text:p>2022 Ontario municipal election: Meet the Kitchener Ward 8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089/2022-ontario-municipal-election-kitchener-ward-10-council-candidates/</text:p>
          </table:table-cell>
          <table:table-cell office:value-type="string" calcext:value-type="string">
            <text:p>2022 Ontario municipal election: Meet Kitchener’s Ward 10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995/2022-ontario-municipal-election-cambridge-ward-8-councillor-candidates/</text:p>
          </table:table-cell>
          <table:table-cell office:value-type="string" calcext:value-type="string">
            <text:p>2022 Ontario municipal election: Meet the Cambridge Ward 8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globalnews.ca/news/9207818/2022-ontario-municipal-election-meet-the-cambridge-ward-7-councillor-candidates/</text:p>
          </table:table-cell>
          <table:table-cell office:value-type="string" calcext:value-type="string">
            <text:p>2022 Ontario municipal election: Meet the Cambridge Ward 7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spokeonline.com/2022/10/cambridge-council-candidate-bobbi-smith-is-a-fresh-face-looking-to-make-a-political-splash/</text:p>
          </table:table-cell>
          <table:table-cell office:value-type="string" calcext:value-type="string">
            <text:p>Cambridge council candidate Bobbi Smith is a fresh face looking to make a political splash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website-grouping-school-board-trustee-beliefs-by-political-stances-under-investigation.html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lcHvbx6zckw</text:p>
          </table:table-cell>
          <table:table-cell office:value-type="string" calcext:value-type="string">
            <text:p>Kathryn McGarry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19/waterloo-mayoral-candidates-debate-housing-strong-mayors-green-space-and-30-kmh-speed-limits.htm</text:p>
          </table:table-cell>
          <table:table-cell office:value-type="string" calcext:value-type="string">
            <text:p>Waterloo mayoral candidates debate housing, strong mayors, green space, and 30 km/h speed lim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8-ZYNKRiZa8</text:p>
          </table:table-cell>
          <table:table-cell office:value-type="string" calcext:value-type="string">
            <text:p>2022 Waterloo Mayoral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longtime-school-board-trustee-resigns-ahead-of-election-calls-out-political-division-on-board.html</text:p>
          </table:table-cell>
          <table:table-cell office:value-type="string" calcext:value-type="string">
            <text:p>Longtime school board trustee resigns ahead of election, calls out political division on Waterloo Region boar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half-of-regional-council-will-be-newcomers-after-next-weeks-municipal-election.html</text:p>
          </table:table-cell>
          <table:table-cell office:value-type="string" calcext:value-type="string">
            <text:p>Half of regional council will be newcomers after next week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YrxYrRVLvco</text:p>
          </table:table-cell>
          <table:table-cell office:value-type="string" calcext:value-type="string">
            <text:p>2022 Waterloo Ward 7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local-news/advanced-voting-a-hit-in-cambridge-still-time-to-vote-online-5981874</text:p>
          </table:table-cell>
          <table:table-cell office:value-type="string" calcext:value-type="string">
            <text:p>Advanced voting a hit in Cambridge, still time to vote onlin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Cambridge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globalnews.ca/news/9214218/advanced-voter-turnout-up-across-kitchener-cambridge-and-waterloo/</text:p>
          </table:table-cell>
          <table:table-cell office:value-type="string" calcext:value-type="string">
            <text:p>Advanced voter turnout up across Kitchener, Cambridge and Waterloo 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bserverxtra.com/2022/10/20/township-residents-vote-on-october-24/</text:p>
          </table:table-cell>
          <table:table-cell office:value-type="string" calcext:value-type="string">
            <text:p>Township residents vote on October 2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citified.substack.com/p/to-the-polls</text:p>
          </table:table-cell>
          <table:table-cell office:value-type="string" calcext:value-type="string">
            <text:p>To the polls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cvjd/ama_dorothy_mccabe_for_mayor/</text:p>
          </table:table-cell>
          <table:table-cell office:value-type="string" calcext:value-type="string">
            <text:p>Dorothy McCab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tw5k/regional_chair/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waterloo-candidates-municipal-election-2022-1.6623341?cmp=rss</text:p>
          </table:table-cell>
          <table:table-cell office:value-type="string" calcext:value-type="string">
            <text:p>Waterloo candidates state top 3 reasons they want to be on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ity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cambridge-candidates-municipal-election-2022-1.6616738?cmp=rss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kitchener-candidates-municipal-election-2022-1.6622120?cmp=rss</text:p>
          </table:table-cell>
          <table:table-cell office:value-type="string" calcext:value-type="string">
            <text:p>Get to know your Kitchener candidates ahead of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regional-chair-and-council-candidates-municipal-election-2022-1.6623814?cmp=rss</text:p>
          </table:table-cell>
          <table:table-cell office:value-type="string" calcext:value-type="string">
            <text:p>Change is coming to Region of Waterloo council. Candidates offer top reasons they want the job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<text:s/>https://www.cbc.ca/news/canada/kitchener-waterloo/woolwich-township-municipal-election-candidates-2022-1.6625339</text:p>
          </table:table-cell>
          <table:table-cell office:value-type="string" calcext:value-type="string">
            <text:p>Woolwich Township council candidates on their vision for future of communit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ellesley-township-municipal-election-candidates-2022-1.6624881</text:p>
          </table:table-cell>
          <table:table-cell office:value-type="string" calcext:value-type="string">
            <text:p>2 new councillors to be chosen in Wellesley Township. <text:s text:c="3"/>Candidates give top reasons they're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north-dumfries-municipal-election-campaign-2022-1.6624906</text:p>
          </table:table-cell>
          <table:table-cell office:value-type="string" calcext:value-type="string">
            <text:p>Two candidates seek only open council seat in North Dumfri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ilmot-township-candidates-municipal-election-2022-1.6625030</text:p>
          </table:table-cell>
          <table:table-cell office:value-type="string" calcext:value-type="string">
            <text:p>Wilmot Township set to elect new mayor in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today.ca/2022-municipal-election-news/ballot-blunder-city-suspends-wcdsb-election-5993146</text:p>
          </table:table-cell>
          <table:table-cell office:value-type="string" calcext:value-type="string">
            <text:p>Ballot blunder: city suspends WCDSB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uwaterloo/comments/y195do/im_running_for_city_council_and_you_can_vote_for/</text:p>
          </table:table-cell>
          <table:table-cell office:value-type="string" calcext:value-type="string">
            <text:p>Matthew Schwarze Q&amp;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.ca/Modules/News/index.aspx?newsId=fdad4279-400c-407a-8f88-beb6958b2363</text:p>
          </table:table-cell>
          <table:table-cell office:value-type="string" calcext:value-type="string">
            <text:p>City Clerk declares emergency under section 53 of the Municipal Election Act, 1996 to ensure the integrity of the election for the English-Separate, Waterloo Catholic District School Board </text:p>
          </table:table-cell>
          <table:table-cell office:value-type="string" calcext:value-type="string">
            <text:p>City of Cambridge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aterloo-region-distri ct-school-board-trustee-candidates-2022-1.6625161</text:p>
          </table:table-cell>
          <table:table-cell office:value-type="string" calcext:value-type="string">
            <text:p>In their words: Candidates for Waterloo region public school board trustees give top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cdsb-waterloo-region-catholic-trustee-election-2022-1.6625124</text:p>
          </table:table-cell>
          <table:table-cell office:value-type="string" calcext:value-type="string">
            <text:p>In their words: Waterloo region's Catholic school board trustee candidates on their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UpWR endorsement summary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kitchener.ctvnews.ca/last-minute-campaigning-can-make-a-difference-says-wilfrid-laurier-political-scientist-1.6121654</text:p>
          </table:table-cell>
          <table:table-cell office:value-type="string" calcext:value-type="string">
            <text:p>Last minute campaigning can make a difference, says Wilfrid Laurier political scientis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globalnews.ca/news/9223216/2022-ontario-municipal-election-waterloo-mayor-council/</text:p>
          </table:table-cell>
          <table:table-cell office:value-type="string" calcext:value-type="string">
            <text:p>Waterloo residents elect Dorothy McCabe as new mayor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sults, Alias-CityWaterloo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globalnews.ca/news/9222989/2022-ontario-municipal-election-kitchener-mayor-council/</text:p>
          </table:table-cell>
          <table:table-cell office:value-type="string" calcext:value-type="string">
            <text:p>Mayor Berry Vrbanovic given third term by Kitchener resident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sults, Alias-Kitchener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globalnews.ca/news/9222883/2022-ontario-municipal-election-waterloo-regional-chair/</text:p>
          </table:table-cell>
          <table:table-cell office:value-type="string" calcext:value-type="string">
            <text:p>Karen Redman gets second term as Waterloo Regional Chair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globalnews.ca/news/9223217/2022-ontario-municipal-election-cambridge-mayor-council/</text:p>
          </table:table-cell>
          <table:table-cell office:value-type="string" calcext:value-type="string">
            <text:p>Cambridge residents vote for change, elect Jan Liggett new mayor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sults, Alias-Cambridge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therecord.com/news/municipal-election/2022/10/27/the-culture-wars-will-continue-in-the-years-to-come-at-waterloo-regions-public-board.html</text:p>
          </table:table-cell>
          <table:table-cell office:value-type="string" calcext:value-type="string">
            <text:p>‘The culture wars will continue in the years to come’ at Waterloo Region’s public boar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SchoolBoard-Public-English 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old.reddit.com/r/waterloo/comments/ydhq2j/if_you_did_not_vote_in_yesterdays_elections_what/</text:p>
          </table:table-cell>
          <table:table-cell office:value-type="string" calcext:value-type="string">
            <text:p>If you did not vote in yesterday's elections, what would it take to get you out there for the next one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old.reddit.com/r/waterloo/comments/yce13l/wrdsb_candidates/</text:p>
          </table:table-cell>
          <table:table-cell office:value-type="string" calcext:value-type="string">
            <text:p>WRDSB candidate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old.reddit.com/r/kitchener/comments/yctcoj/voter_turnout/</text:p>
          </table:table-cell>
          <table:table-cell office:value-type="string" calcext:value-type="string">
            <text:p>Voter turnou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old.reddit.com/r/kitchener/comments/ydeizl/wrdsb/</text:p>
          </table:table-cell>
          <table:table-cell office:value-type="string" calcext:value-type="string">
            <text:p>WRDSB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sults, 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https://old.reddit.com/r/kitchener/comments/ye6nwt/20_is_a_mandate/</text:p>
          </table:table-cell>
          <table:table-cell office:value-type="string" calcext:value-type="string">
            <text:p>20% is a mandate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ellesley-township-municipal-election-results-2022-1.6627670</text:p>
          </table:table-cell>
          <table:table-cell office:value-type="string" calcext:value-type="string">
            <text:p>Derek Brick and Claude Hergott win open councillor seats in Wellesley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Wellesley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ilmot-township-municipal-election-2022-1.6627743</text:p>
          </table:table-cell>
          <table:table-cell office:value-type="string" calcext:value-type="string">
            <text:p>Natasha Salonen becomes Wilmot Township's 1st woman mayor, set to lead entirely new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Wilmot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rdsb-waterloo-region-district-school-board-trustee-1.6627918</text:p>
          </table:table-cell>
          <table:table-cell office:value-type="string" calcext:value-type="string">
            <text:p>Waterloo Region District School Board chair Scott Piatkowski among re-elected truste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SchoolBoard-Public-English 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oolwich-township-vote-waterloo-region-kw-1.6627826</text:p>
          </table:table-cell>
          <table:table-cell office:value-type="string" calcext:value-type="string">
            <text:p>Sandy Shantz re-elected as Woolwich Township mayor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Woolwich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cambridge-municipal-election-1.6627815</text:p>
          </table:table-cell>
          <table:table-cell office:value-type="string" calcext:value-type="string">
            <text:p>Jan Liggett elected mayor in Cambridge, ousting incumbent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Cambridge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city-of-waterloo-vote-waterloo-region-kw-1.6627890</text:p>
          </table:table-cell>
          <table:table-cell office:value-type="string" calcext:value-type="string">
            <text:p>Dorothy McCabe elected as new mayor of Waterloo, says she 'can't wait to get started'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CityWaterloo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aterloo-regional-council-municipal-election-results-2022-1.6627416</text:p>
          </table:table-cell>
          <table:table-cell office:value-type="string" calcext:value-type="string">
            <text:p>Regional Chair Karen Redman re-elected, familiar names to sit on new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kitchener-municipal-election-2022-results-1.6627632</text:p>
          </table:table-cell>
          <table:table-cell office:value-type="string" calcext:value-type="string">
            <text:p>Kitchener Mayor Berry Vrbanovic 'very humbled' to be re-elected for 3rd term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Kitchener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aterloo-catholic-district-school-board-election-results-2022-1.6628334</text:p>
          </table:table-cell>
          <table:table-cell office:value-type="string" calcext:value-type="string">
            <text:p>Many new faces elected to Waterloo Catholic District School Board and more to come next month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SchoolBoard-Catholic-English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cbc.ca/radio/low-voter-turnout-biggest-surprise-of-the-night-for-this-waterloo-region-political-watcher-1.6628572</text:p>
          </table:table-cell>
          <table:table-cell office:value-type="string" calcext:value-type="string">
            <text:p>Low voter turnout biggest surprise of the night for this Waterloo region political watcher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https://www.cbc.ca/news/canada/kitchener-waterloo/voter-turnout-waterloo-region-down-1.6628304</text:p>
          </table:table-cell>
          <table:table-cell office:value-type="string" calcext:value-type="string">
            <text:p>Number of voters who cast Ontario municipal election ballots is down. Here's why that mat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https://www.cbc.ca/news/canada/kitchener-waterloo/diverse-candidates-waterloo-region-election-2022-representation-matters-1.6629086</text:p>
          </table:table-cell>
          <table:table-cell office:value-type="string" calcext:value-type="string">
            <text:p>Representation 'absolutely matters' in local politics, say newly elected trustee, regional councillo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Regional-Waterloo, Regional-Kitchener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cambridgetoday.ca/2022-municipal-election-news/karen-redman-looks-forward-to-new-dynamics-after-being-re-elected-6003928</text:p>
          </table:table-cell>
          <table:table-cell office:value-type="string" calcext:value-type="string">
            <text:p>Karen Redman looks forward to ‘new dynamics’ after being re-elect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kitchener-voters-will-elect-at-least-three-new-faces-to-council.html</text:p>
          </table:table-cell>
          <table:table-cell office:value-type="string" calcext:value-type="string">
            <text:p>Vrbanovic makes decisive return as Kitchener’s mayor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Kitchener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wilmot-will-elect-first-female-mayor-woolwich-decides-between-shantz-and-merlihan.html</text:p>
          </table:table-cell>
          <table:table-cell office:value-type="string" calcext:value-type="string">
            <text:p>Electorate votes in entirely new council in Wilmo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Wilmot, Alias-Woolwich, Alias-NorthDumfries, Alias-Wellesley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highly-politicized-public-school-board-race-comes-to-a-close.html</text:p>
          </table:table-cell>
          <table:table-cell office:value-type="string" calcext:value-type="string">
            <text:p>Public school board election results are in, and current chair is ready for productive ‘disagreement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SchoolBoard-Public-English 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cambridge-residents-take-to-the-polls.html</text:p>
          </table:table-cell>
          <table:table-cell office:value-type="string" calcext:value-type="string">
            <text:p>Jan Liggett takes Cambridg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Cambridge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homelessness-dominates-waterloo-region-election-campaign.html</text:p>
          </table:table-cell>
          <table:table-cell office:value-type="string" calcext:value-type="string">
            <text:p>Colleen James is the first Black woman elected to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waterloo-waits-on-a-new-mayor.html</text:p>
          </table:table-cell>
          <table:table-cell office:value-type="string" calcext:value-type="string">
            <text:p>Waterloo’s new mayor, Dorothy McCabe, ‘can’t wait to get started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CityWaterloo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waterloo-region/2022/10/24/changing-of-the-guard-includes-upset-in-cambridge.html</text:p>
          </table:table-cell>
          <table:table-cell office:value-type="string" calcext:value-type="string">
            <text:p>A changing of the guard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therecord.com/news/waterloo-region/opinion/2022/10/25/these-municipal-elections-made-history.html</text:p>
          </table:table-cell>
          <table:table-cell office:value-type="string" calcext:value-type="string">
            <text:p>Luisa D’Amato: These municipal elections made history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therecord.com/news/municipal-election/2022/10/25/why-voter-turnout-was-so-low-this-time-around.html</text:p>
          </table:table-cell>
          <table:table-cell office:value-type="string" calcext:value-type="string">
            <text:p>Why voter turnout was so low this time aroun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https://www.therecord.com/news/municipal-election/2022/10/25/colleen-james-is-looking-for-change-at-waterloo-region-council.html</text:p>
          </table:table-cell>
          <table:table-cell office:value-type="string" calcext:value-type="string">
            <text:p>Colleen James is looking for change at Waterloo Region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therecord.com/news/municipal-election/2022/10/27/the-culture-wars-will-continue-in-the-years-to-come-at-waterloo-regions-public-board.html</text:p>
          </table:table-cell>
          <table:table-cell office:value-type="string" calcext:value-type="string">
            <text:p>‘The culture wars will continue in the years to come’ at Waterloo Region’s public boar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SchoolBoard-Public-English 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observerxtra.com/2022/10/27/wellesley-will-have-three-new-facesat-the-council-table/</text:p>
          </table:table-cell>
          <table:table-cell office:value-type="string" calcext:value-type="string">
            <text:p>Wellesley will have three new faces at the council tabl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sults, Alias-Wellesley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observerxtra.com/2022/10/27/shantz-re-elected-mayor-in-woolwich/</text:p>
          </table:table-cell>
          <table:table-cell office:value-type="string" calcext:value-type="string">
            <text:p>Shantz re-elected mayor in Woolwich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sults, Alias-Woolwich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observerxtra.com/2022/10/27/for-newly-elected-officials-the-real-work-is-yet-to-come/</text:p>
          </table:table-cell>
          <table:table-cell office:value-type="string" calcext:value-type="string">
            <text:p>For newly elected officials, the real work is yet to com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voters-deliver-vrbanovic-third-term-as-mayor-of-kitchener-1.6123280</text:p>
          </table:table-cell>
          <table:table-cell office:value-type="string" calcext:value-type="string">
            <text:p>Voters deliver Vrbanovic third term as mayor of Kitchener, three new councillors elected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Kitchener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natasha-salonen-elected-mayor-of-wilmot-1.6123489</text:p>
          </table:table-cell>
          <table:table-cell office:value-type="string" calcext:value-type="string">
            <text:p>Natasha Salonen elected mayor of Wilmot, all new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Wilmot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voters-elect-six-new-faces-to-wrdsb-trustee-positions-1.6123582</text:p>
          </table:table-cell>
          <table:table-cell office:value-type="string" calcext:value-type="string">
            <text:p>Voters elect six new faces to WRDSB trustee position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SchoolBoard-Public-English 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dorothy-mccabe-elected-waterloo-s-new-mayor-three-new-councillors-1.6123319</text:p>
          </table:table-cell>
          <table:table-cell office:value-type="string" calcext:value-type="string">
            <text:p>Dorothy McCabe elected Waterloo’s new mayor, three new councillo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CityWaterloo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sandy-shantz-wins-third-term-as-mayor-of-woolwich-1.6123491</text:p>
          </table:table-cell>
          <table:table-cell office:value-type="string" calcext:value-type="string">
            <text:p>Sandy Shantz wins third term as mayor of Woolwich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Woolwich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two-term-city-councillor-jan-liggett-unseats-incumbent-cambridge-mayor-1.6123461</text:p>
          </table:table-cell>
          <table:table-cell office:value-type="string" calcext:value-type="string">
            <text:p>Two-term city councillor Jan Liggett unseats incumbent Cambridge mayor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Cambridge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here-are-the-new-directly-elected-waterloo-regional-councillors-1.6123577</text:p>
          </table:table-cell>
          <table:table-cell office:value-type="string" calcext:value-type="string">
            <text:p>Here are the new directly elected Waterloo regional councillor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nearly-full-slate-of-new-wcdsb-trustees-elected-some-results-still-suspended-1.6123585</text:p>
          </table:table-cell>
          <table:table-cell office:value-type="string" calcext:value-type="string">
            <text:p>Nearly full slate of new WCDSB trustees elected, some results still suspended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SchoolBoard-Catholic-English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voter-turnout-low-in-region-according-to-preliminary-numbers-1.6124088</text:p>
          </table:table-cell>
          <table:table-cell office:value-type="string" calcext:value-type="string">
            <text:p>Voter turnout low in region according to preliminary numbe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new-waterloo-regional-councillors-make-history-1.6124601</text:p>
          </table:table-cell>
          <table:table-cell office:value-type="string" calcext:value-type="string">
            <text:p>New Waterloo regional councillors make history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sea-of-change-majority-of-waterloo-politicians-now-women-1.6124888</text:p>
          </table:table-cell>
          <table:table-cell office:value-type="string" calcext:value-type="string">
            <text:p>'Sea of change': Majority of Waterloo politicians now wome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2022-municipal-election-news/ward-5-councillor-roberts-focusing-on-accessibility-inclusion-at-city-council-6015833</text:p>
          </table:table-cell>
          <table:table-cell office:value-type="string" calcext:value-type="string">
            <text:p>Ward 5 councillor Roberts focusing on accessibility, inclusion at city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Cambridge-Ward-05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2022-municipal-election-news/voters-cast-ballots-for-more-diverse-leadership-on-regional-council-6015099</text:p>
          </table:table-cell>
          <table:table-cell office:value-type="string" calcext:value-type="string">
            <text:p>Voters cast ballots for more diverse leadership on regional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local-news/we-have-a-big-failure-in-schools-political-science-expert-on-low-voter-turnout-6015074</text:p>
          </table:table-cell>
          <table:table-cell office:value-type="string" calcext:value-type="string">
            <text:p>'We have a big failure in schools': Political science expert on low voter turnout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local-news/mcgarry-makes-statement-following-election-loss-6009871</text:p>
          </table:table-cell>
          <table:table-cell office:value-type="string" calcext:value-type="string">
            <text:p>McGarry makes statement following election los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Cambridge-Mayor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local-news/first-person-living-with-disability-elected-to-regional-council-6009147</text:p>
          </table:table-cell>
          <table:table-cell office:value-type="string" calcext:value-type="string">
            <text:p>First person living with disability elected to regional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Regional-Waterloo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cambridgetoday.ca/local-news/fresh-faces-ready-to-join-waterloo-region-district-school-board-6005378</text:p>
          </table:table-cell>
          <table:table-cell office:value-type="string" calcext:value-type="string">
            <text:p>Fresh faces ready to join Waterloo Region District School Boar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Alias-SchoolBoard-Public-English 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2022-municipal-election-news/voters-cast-ballots-for-more-diverse-leadership-on-regional-council-6015099</text:p>
          </table:table-cell>
          <table:table-cell office:value-type="string" calcext:value-type="string">
            <text:p>Voters cast ballots for more diverse leadership on regional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2022-municipal-election-news/complete-failure-councillor-elect-doug-craig-critical-of-regions-approach-to-opioid-crisis-6012020</text:p>
          </table:table-cell>
          <table:table-cell office:value-type="string" calcext:value-type="string">
            <text:p>'Complete failure': Councillor-elect Doug Craig critical of region's approach to opioid crisi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Regional-Cambridge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cambridgetoday.ca/2022-municipal-election-news/karen-redman-looks-forward-to-new-dynamics-after-being-re-elected-6003928</text:p>
          </table:table-cell>
          <table:table-cell office:value-type="string" calcext:value-type="string">
            <text:p>Karen Redman looks forward to ‘new dynamics’ after being re-elect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Regional-Chair</text:p>
          </table:table-cell>
          <table:table-cell/>
        </table:table-row>
        <table:table-row table:style-name="ro1" table:number-rows-repeated="104795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Votes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float" office:value="1538" calcext:value-type="float">
            <text:p>1538</text:p>
          </table:table-cell>
          <table:table-cell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float" office:value="12567" calcext:value-type="float">
            <text:p>125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float" office:value="11441" calcext:value-type="float">
            <text:p>11441</text:p>
          </table:table-cell>
          <table:table-cell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float" office:value="1108" calcext:value-type="float">
            <text:p>11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float" office:value="2343" calcext:value-type="float">
            <text:p>23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float" office:value="1550" calcext:value-type="float">
            <text:p>15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float" office:value="1336" calcext:value-type="float">
            <text:p>13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float" office:value="795" calcext:value-type="float">
            <text:p>795</text:p>
          </table:table-cell>
          <table:table-cell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float" office:value="857" calcext:value-type="float">
            <text:p>857</text:p>
          </table:table-cell>
          <table:table-cell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float" office:value="1514" calcext:value-type="float">
            <text:p>15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float" office:value="2295" calcext:value-type="float">
            <text:p>229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float" office:value="26846" calcext:value-type="float">
            <text:p>268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float" office:value="1817" calcext:value-type="float">
            <text:p>1817</text:p>
          </table:table-cell>
          <table:table-cell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float" office:value="3097" calcext:value-type="float">
            <text:p>3097</text:p>
          </table:table-cell>
          <table:table-cell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float" office:value="2375" calcext:value-type="float">
            <text:p>2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float" office:value="3284" calcext:value-type="float">
            <text:p>32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float" office:value="532" calcext:value-type="float">
            <text:p>5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float" office:value="1638" calcext:value-type="float">
            <text:p>16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842" calcext:value-type="float">
            <text:p>842</text:p>
          </table:table-cell>
          <table:table-cell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float" office:value="724" calcext:value-type="float">
            <text:p>724</text:p>
          </table:table-cell>
          <table:table-cell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2060" calcext:value-type="float">
            <text:p>20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float" office:value="1620" calcext:value-type="float">
            <text:p>16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float" office:value="2596" calcext:value-type="float">
            <text:p>25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float" office:value="2276" calcext:value-type="float">
            <text:p>22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float" office:value="1765" calcext:value-type="float">
            <text:p>176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float" office:value="1650" calcext:value-type="float">
            <text:p>1650</text:p>
          </table:table-cell>
          <table:table-cell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float" office:value="358" calcext:value-type="float">
            <text:p>3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float" office:value="4197" calcext:value-type="float">
            <text:p>4197</text:p>
          </table:table-cell>
          <table:table-cell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float" office:value="3118" calcext:value-type="float">
            <text:p>3118</text:p>
          </table:table-cell>
          <table:table-cell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float" office:value="12688" calcext:value-type="float">
            <text:p>126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float" office:value="10001" calcext:value-type="float">
            <text:p>10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float" office:value="5118" calcext:value-type="float">
            <text:p>5118</text:p>
          </table:table-cell>
          <table:table-cell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float" office:value="8947" calcext:value-type="float">
            <text:p>8947</text:p>
          </table:table-cell>
          <table:table-cell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float" office:value="20196" calcext:value-type="float">
            <text:p>20196</text:p>
          </table:table-cell>
          <table:table-cell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float" office:value="68084" calcext:value-type="float">
            <text:p>680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float" office:value="5871" calcext:value-type="float">
            <text:p>5871</text:p>
          </table:table-cell>
          <table:table-cell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float" office:value="13519" calcext:value-type="float">
            <text:p>135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float" office:value="3978" calcext:value-type="float">
            <text:p>3978</text:p>
          </table:table-cell>
          <table:table-cell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float" office:value="7293" calcext:value-type="float">
            <text:p>7293</text:p>
          </table:table-cell>
          <table:table-cell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float" office:value="3137" calcext:value-type="float">
            <text:p>3137</text:p>
          </table:table-cell>
          <table:table-cell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float" office:value="4828" calcext:value-type="float">
            <text:p>4828</text:p>
          </table:table-cell>
          <table:table-cell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float" office:value="10703" calcext:value-type="float">
            <text:p>107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float" office:value="4826" calcext:value-type="float">
            <text:p>4826</text:p>
          </table:table-cell>
          <table:table-cell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float" office:value="5195" calcext:value-type="float">
            <text:p>5195</text:p>
          </table:table-cell>
          <table:table-cell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float" office:value="9714" calcext:value-type="float">
            <text:p>9714</text:p>
          </table:table-cell>
          <table:table-cell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float" office:value="11628" calcext:value-type="float">
            <text:p>116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float" office:value="7019" calcext:value-type="float">
            <text:p>7019</text:p>
          </table:table-cell>
          <table:table-cell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10102" calcext:value-type="float">
            <text:p>101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float" office:value="3851" calcext:value-type="float">
            <text:p>3851</text:p>
          </table:table-cell>
          <table:table-cell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float" office:value="4388" calcext:value-type="float">
            <text:p>4388</text:p>
          </table:table-cell>
          <table:table-cell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float" office:value="4655" calcext:value-type="float">
            <text:p>46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float" office:value="2438" calcext:value-type="float">
            <text:p>2438</text:p>
          </table:table-cell>
          <table:table-cell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float" office:value="12541" calcext:value-type="float">
            <text:p>125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2538" calcext:value-type="float">
            <text:p>2538</text:p>
          </table:table-cell>
          <table:table-cell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10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6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10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6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table:formula="of:=1140+107" office:value-type="float" office:value="1247" calcext:value-type="float">
            <text:p>1247</text:p>
          </table:table-cell>
          <table:table-cell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table:formula="of:=655+70" office:value-type="float" office:value="725" calcext:value-type="float">
            <text:p>725</text:p>
          </table:table-cell>
          <table:table-cell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table:formula="of:=1270+153" office:value-type="float" office:value="1423" calcext:value-type="float">
            <text:p>1423</text:p>
          </table:table-cell>
          <table:table-cell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table:formula="of:=3018+309" office:value-type="float" office:value="3327" calcext:value-type="float">
            <text:p>332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table:formula="of:=1664+169" office:value-type="float" office:value="1833" calcext:value-type="float">
            <text:p>18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table:formula="of:=1271+144" office:value-type="float" office:value="1415" calcext:value-type="float">
            <text:p>1415</text:p>
          </table:table-cell>
          <table:table-cell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table:formula="of:=3311+349" office:value-type="float" office:value="3660" calcext:value-type="float">
            <text:p>36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table:formula="of:=2524+264" office:value-type="float" office:value="2788" calcext:value-type="float">
            <text:p>27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table:formula="of:=1132+117+238" office:value-type="float" office:value="1487" calcext:value-type="float">
            <text:p>1487</text:p>
          </table:table-cell>
          <table:table-cell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table:formula="of:=1521+166+371" office:value-type="float" office:value="2058" calcext:value-type="float">
            <text:p>20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table:formula="of:=822+65+171" office:value-type="float" office:value="1058" calcext:value-type="float">
            <text:p>1058</text:p>
          </table:table-cell>
          <table:table-cell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table:formula="of:=1198+98+251" office:value-type="float" office:value="1547" calcext:value-type="float">
            <text:p>15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5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10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float" office:value="8222" calcext:value-type="float">
            <text:p>82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float" office:value="7564" calcext:value-type="float">
            <text:p>75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float" office:value="10247" calcext:value-type="float">
            <text:p>102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float" office:value="4601" calcext:value-type="float">
            <text:p>4601</text:p>
          </table:table-cell>
          <table:table-cell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float" office:value="6466" calcext:value-type="float">
            <text:p>6466</text:p>
          </table:table-cell>
          <table:table-cell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float" office:value="7310" calcext:value-type="float">
            <text:p>7310</text:p>
          </table:table-cell>
          <table:table-cell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float" office:value="2832" calcext:value-type="float">
            <text:p>2832</text:p>
          </table:table-cell>
          <table:table-cell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float" office:value="4979" calcext:value-type="float">
            <text:p>4979</text:p>
          </table:table-cell>
          <table:table-cell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float" office:value="6539" calcext:value-type="float">
            <text:p>6539</text:p>
          </table:table-cell>
          <table:table-cell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float" office:value="1609" calcext:value-type="float">
            <text:p>1609</text:p>
          </table:table-cell>
          <table:table-cell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float" office:value="1079" calcext:value-type="float">
            <text:p>1079</text:p>
          </table:table-cell>
          <table:table-cell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float" office:value="4272" calcext:value-type="float">
            <text:p>4272</text:p>
          </table:table-cell>
          <table:table-cell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float" office:value="2973" calcext:value-type="float">
            <text:p>2973</text:p>
          </table:table-cell>
          <table:table-cell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float" office:value="9302" calcext:value-type="float">
            <text:p>93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float" office:value="5801" calcext:value-type="float">
            <text:p>5801</text:p>
          </table:table-cell>
          <table:table-cell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float" office:value="7693" calcext:value-type="float">
            <text:p>769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float" office:value="9104" calcext:value-type="float">
            <text:p>91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float" office:value="9238" calcext:value-type="float">
            <text:p>92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float" office:value="5083" calcext:value-type="float">
            <text:p>5083</text:p>
          </table:table-cell>
          <table:table-cell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3"/>
          <table:table-cell office:value-type="string" calcext:value-type="string">
            <text:p>https://www.natasharolleman.ca/</text:p>
          </table:table-cell>
          <table:table-cell table:number-columns-repeated="4"/>
          <table:table-cell office:value-type="float" office:value="1556" calcext:value-type="float">
            <text:p>1556</text:p>
          </table:table-cell>
          <table:table-cell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table:formula="of:=1332+43+56+23+26+331" office:value-type="float" office:value="1811" calcext:value-type="float">
            <text:p>1811</text:p>
          </table:table-cell>
          <table:table-cell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table:formula="of:=4436+1752" office:value-type="float" office:value="6188" calcext:value-type="float">
            <text:p>6188</text:p>
          </table:table-cell>
          <table:table-cell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table:formula="of:=966+171" office:value-type="float" office:value="1137" calcext:value-type="float">
            <text:p>1137</text:p>
          </table:table-cell>
          <table:table-cell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table:formula="of:=3400+1930" office:value-type="float" office:value="5330" calcext:value-type="float">
            <text:p>5330</text:p>
          </table:table-cell>
          <table:table-cell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table:formula="of:=7525+1880" office:value-type="float" office:value="9405" calcext:value-type="float">
            <text:p>94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table:formula="of:=920+221" office:value-type="float" office:value="1141" calcext:value-type="float">
            <text:p>1141</text:p>
          </table:table-cell>
          <table:table-cell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table:formula="of:=6348+1761" office:value-type="float" office:value="8109" calcext:value-type="float">
            <text:p>810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table:formula="of:=2961+194+144+149+119+989" office:value-type="float" office:value="4556" calcext:value-type="float">
            <text:p>4556</text:p>
          </table:table-cell>
          <table:table-cell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table:formula="of:=7973+2057" office:value-type="float" office:value="10030" calcext:value-type="float">
            <text:p>100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table:formula="of:=5570+1534" office:value-type="float" office:value="7104" calcext:value-type="float">
            <text:p>7104</text:p>
          </table:table-cell>
          <table:table-cell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table:formula="of:=2284+534" office:value-type="float" office:value="2818" calcext:value-type="float">
            <text:p>28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table:formula="of:=472+149" office:value-type="float" office:value="621" calcext:value-type="float">
            <text:p>621</text:p>
          </table:table-cell>
          <table:table-cell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table:formula="of:=1556+367" office:value-type="float" office:value="1923" calcext:value-type="float">
            <text:p>1923</text:p>
          </table:table-cell>
          <table:table-cell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table:formula="of:=926+347" office:value-type="float" office:value="1273" calcext:value-type="float">
            <text:p>1273</text:p>
          </table:table-cell>
          <table:table-cell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10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float" office:value="9543" calcext:value-type="float">
            <text:p>95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float" office:value="9212" calcext:value-type="float">
            <text:p>9212</text:p>
          </table:table-cell>
          <table:table-cell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float" office:value="1568" calcext:value-type="float">
            <text:p>156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float" office:value="1404" calcext:value-type="float">
            <text:p>14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float" office:value="1126" calcext:value-type="float">
            <text:p>1126</text:p>
          </table:table-cell>
          <table:table-cell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float" office:value="2647" calcext:value-type="float">
            <text:p>26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float" office:value="2194" calcext:value-type="float">
            <text:p>219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float" office:value="896" calcext:value-type="float">
            <text:p>8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float" office:value="3041" calcext:value-type="float">
            <text:p>30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float" office:value="613" calcext:value-type="float">
            <text:p>6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float" office:value="423" calcext:value-type="float">
            <text:p>4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float" office:value="2694" calcext:value-type="float">
            <text:p>2694</text:p>
          </table:table-cell>
          <table:table-cell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float" office:value="4254" calcext:value-type="float">
            <text:p>425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float" office:value="666" calcext:value-type="float">
            <text:p>66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float" office:value="646" calcext:value-type="float">
            <text:p>6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float" office:value="1040" calcext:value-type="float">
            <text:p>10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float" office:value="1574" calcext:value-type="float">
            <text:p>157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float" office:value="956" calcext:value-type="float">
            <text:p>956</text:p>
          </table:table-cell>
          <table:table-cell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float" office:value="843" calcext:value-type="float">
            <text:p>843</text:p>
          </table:table-cell>
          <table:table-cell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float" office:value="876" calcext:value-type="float">
            <text:p>876</text:p>
          </table:table-cell>
          <table:table-cell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float" office:value="2857" calcext:value-type="float">
            <text:p>2857</text:p>
          </table:table-cell>
          <table:table-cell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float" office:value="3929" calcext:value-type="float">
            <text:p>39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float" office:value="822" calcext:value-type="float">
            <text:p>822</text:p>
          </table:table-cell>
          <table:table-cell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float" office:value="1304" calcext:value-type="float">
            <text:p>1304</text:p>
          </table:table-cell>
          <table:table-cell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float" office:value="2055" calcext:value-type="float">
            <text:p>20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float" office:value="618" calcext:value-type="float">
            <text:p>6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float" office:value="1223" calcext:value-type="float">
            <text:p>12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float" office:value="1104" calcext:value-type="float">
            <text:p>11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 table:number-rows-repeated="104832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liases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  <table:table-row table:style-name="ro1">
          <table:table-cell office:value-type="string" calcext:value-type="string">
            <text:p>Results</text:p>
          </table:table-cell>
          <table:table-cell office:value-type="string" calcext:value-type="string">
            <text:p>Election Results and Aftermath</text:p>
          </table:table-cell>
        </table:table-row>
        <table:table-row table:style-name="ro1">
          <table:table-cell office:value-type="string" calcext:value-type="string">
            <text:p>Voter-Profiles</text:p>
          </table:table-cell>
          <table:table-cell office:value-type="string" calcext:value-type="string">
            <text:p>The Voter Perspective</text:p>
          </table:table-cell>
        </table:table-row>
      </table:table>
      <table:table table:name="tips - READ ME" table:style-name="ta1">
        <office:forms form:automatic-focus="false" form:apply-design-mode="false"/>
        <table:table-column table:style-name="co30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E1:media.E564" table:display-filter-buttons="true"/>
        <table:database-range table:name="__Anonymous_Sheet_DB__2" table:target-range-address="overrides.A1:overrides.N246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8">0000-00-00</text:date>, <text:time style:data-style-name="N2" text:time-value="19:57:24.978669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28T02:29:30.225907168</dc:date>
    <meta:editing-duration>P22DT2H21M6S</meta:editing-duration>
    <meta:editing-cycles>263</meta:editing-cycles>
    <meta:document-statistic meta:table-count="5" meta:cell-count="5235" meta:object-count="0"/>
  </office:meta>
</office:document-meta>
</file>